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3ec9d5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25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5bd1b7" officeooo:paragraph-rsid="005bd1b7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e39cf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31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5bd1b7" style:font-style-asian="normal" style:font-style-complex="normal"/>
    </style:style>
    <style:style style:name="T34" style:family="text">
      <style:text-properties officeooo:rsid="0062e660"/>
    </style:style>
    <style:style style:name="T35" style:family="text">
      <style:text-properties officeooo:rsid="005e39cf"/>
    </style:style>
    <style:style style:name="T36" style:family="text">
      <style:text-properties officeooo:rsid="00618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3</text:span><text:span text:style-name="T6">0</text:span><text:span text:style-name="T5">3</text:span><text:span text:style-name="T3"> </text:span><text:span text:style-name="T1">- </text:span><text:span text:style-name="T4">Flight - </text:span><text:span text:style-name="T2">Advanced Navigation: </text:span><text:span text:style-name="T7">Add and Edit Waypoints</text:span></text:p>
      <text:p text:style-name="P2"/>
      <text:p text:style-name="P3">General</text:p>
      <text:list xml:id="list3885804968" text:style-name="L1">
        <text:list-item>
          <text:p text:style-name="P10">In A-10 vocab, "<text:span text:style-name="T8">steerpoint</text:span>" is the currently selected "<text:span text:style-name="T8">waypoint</text:span>".</text:p>
        </text:list-item>
        <text:list-item>
          <text:p text:style-name="P10"><text:span text:style-name="T8">Waypoint 0</text:span> is always <text:span text:style-name="T8">INIT POSIT</text:span>, your starting position.</text:p>
        </text:list-item>
        <text:list-item>
          <text:p text:style-name="P21"><text:span text:style-name="T19">W</text:span><text:span text:style-name="T18">aypoints can be grouped into "</text:span><text:span text:style-name="T22">Flight Plans</text:span><text:span text:style-name="T18">", which link several waypoints together in a sequence.</text:span></text:p>
        </text:list-item>
        <text:list-item>
          <text:p text:style-name="P22"><text:span text:style-name="T19">The primary interface</text:span><text:span text:style-name="T20"> for nav data</text:span><text:span text:style-name="T19"> is the</text:span><text:span text:style-name="T20"> </text:span><text:span text:style-name="T24">CDU</text:span><text:span text:style-name="T20"> (</text:span><text:span text:style-name="T24">Control Display Unit</text:span><text:span text:style-name="T20">) (right console inboard, screen with keyboard below it) and the </text:span><text:span text:style-name="T24">AAP</text:span><text:span text:style-name="T20"> (</text:span><text:span text:style-name="T23">Auxiliary Avionics Panel</text:span><text:span text:style-name="T19">) (right console inboard, </text:span><text:span text:style-name="T20">just aft of the keyboard</text:span><text:span text:style-name="T21">)</text:span><text:span text:style-name="T20">.</text:span></text:p>
        </text:list-item>
        <text:list-item>
          <text:p text:style-name="P11"><text:span text:style-name="T31">You can also enter </text:span><text:span text:style-name="T32">nav </text:span><text:span text:style-name="T31">data on the </text:span><text:span text:style-name="T33">UFC Scratchpad</text:span><text:span text:style-name="T31">, and</text:span><text:span text:style-name="T32">/or</text:span><text:span text:style-name="T31"> set the </text:span><text:span text:style-name="T33">right MFD</text:span><text:span text:style-name="T31"> to </text:span><text:span text:style-name="T33">CDU</text:span><text:span text:style-name="T31"> to mirror the </text:span><text:span text:style-name="T32">CDU</text:span><text:span text:style-name="T31"> screen and OSBs.</text:span></text:p>
        </text:list-item>
      </text:list>
      <text:p text:style-name="P2"/>
      <text:p text:style-name="P4">Add a waypoint</text:p>
      <text:list xml:id="list3170351213" text:style-name="L2">
        <text:list-item>
          <text:p text:style-name="P23"><text:span text:style-name="T11">On </text:span><text:span text:style-name="T26">AAP</text:span><text:span text:style-name="T11">, set </text:span><text:span text:style-name="T30">STEER PT</text:span><text:span text:style-name="T26"> knob</text:span><text:span text:style-name="T11"> </text:span><text:span text:style-name="T13">(left knob) </text:span><text:span text:style-name="T11">to </text:span><text:span text:style-name="T26">MISSION</text:span><text:span text:style-name="T16"> (12 o'clock)</text:span><text:span text:style-name="T11">, </text:span><text:span text:style-name="T30">PAGE knob</text:span><text:span text:style-name="T13"> (</text:span><text:span text:style-name="T11">right knob</text:span><text:span text:style-name="T13">)</text:span><text:span text:style-name="T11"> to </text:span><text:span text:style-name="T26">OTHER</text:span><text:span text:style-name="T16"> (9 o'clock)</text:span><text:span text:style-name="T11">.</text:span></text:p>
        </text:list-item>
        <text:list-item>
          <text:p text:style-name="P23"><text:span text:style-name="T11">On </text:span><text:span text:style-name="T27">CDU</text:span><text:span text:style-name="T11">, press </text:span><text:span text:style-name="T26">WP</text:span><text:span text:style-name="T11"> button (third from left under </text:span><text:span text:style-name="T15">screen</text:span><text:span text:style-name="T11">) to go to </text:span><text:span text:style-name="T26">WP MENU</text:span><text:span text:style-name="T11"> screen.</text:span></text:p>
        </text:list-item>
        <text:list-item>
          <text:p text:style-name="P12">Press <text:span text:style-name="T8">R1 OSB</text:span> to go to <text:span text:style-name="T8">WAYPOINT</text:span> branch (submenu).</text:p>
        </text:list-item>
        <text:list-item>
          <text:p text:style-name="P23"><text:span text:style-name="T11">Press </text:span><text:span text:style-name="T26">R3 OSB</text:span><text:span text:style-name="T11"> ("</text:span><text:span text:style-name="T26">n?</text:span><text:span text:style-name="T11">" where n is one greater than the last waypoint) to copy current waypoint data into a new waypoint.</text:span></text:p>
        </text:list-item>
      </text:list>
      <text:list xml:id="list1022672368" text:style-name="L3">
        <text:list-item>
          <text:list>
            <text:list-item>
              <text:p text:style-name="P26"><text:span text:style-name="T11">If no waypoints exist, this will copy your start location </text:span><text:span text:style-name="T17">(INIT POSIT aka W</text:span><text:span text:style-name="T11">aypoint 0).</text:span></text:p>
            </text:list-item>
            <text:list-item>
              <text:p text:style-name="P27"><text:span text:style-name="T11">N</text:span><text:span text:style-name="T10">ewly created waypoint number will be shown next to L1 OSB.</text:span></text:p>
            </text:list-item>
          </text:list>
        </text:list-item>
      </text:list>
      <text:list xml:id="list72207522881450" text:continue-list="list3170351213" text:style-name="L2">
        <text:list-item>
          <text:p text:style-name="P23"><text:span text:style-name="T11">Press </text:span><text:span text:style-name="T26">R4 OSB</text:span><text:span text:style-name="T11"> to toggle between </text:span><text:span text:style-name="T26">L/L</text:span><text:span text:style-name="T11"> (Lat/Long in DMS) and </text:span><text:span text:style-name="T26">UTM</text:span><text:span text:style-name="T11"> (MGRS) coordinates.</text:span></text:p>
        </text:list-item>
        <text:list-item>
          <text:p text:style-name="P12">Set the coordinates and elevation (can be done in any order):</text:p>
          <text:list>
            <text:list-item>
              <text:p text:style-name="P28"><text:span text:style-name="T25">L1</text:span><text:span text:style-name="T10">, </text:span><text:span text:style-name="T25">L2</text:span><text:span text:style-name="T10">, and </text:span><text:span text:style-name="T25">L3 OSB</text:span><text:span text:style-name="T10"> show the elevation and L/L or UTM coordinates. <text:s/>For each field, enter a new value in the </text:span><text:span text:style-name="T12">AAP or </text:span><text:span text:style-name="T10">UFC </text:span><text:span text:style-name="T12">S</text:span><text:span text:style-name="T10">cratchpad first, then press corresponding OSB.</text:span></text:p>
            </text:list-item>
            <text:list-item>
              <text:p text:style-name="P12">Elevation will automatically default to ground level.</text:p>
            </text:list-item>
          </text:list>
        </text:list-item>
        <text:list-item>
          <text:p text:style-name="P28"><text:span text:style-name="T10">(Optional) Enter an alphanumeric name for the waypoint and press </text:span><text:span text:style-name="T27">R</text:span><text:span text:style-name="T25">1 OSB</text:span><text:span text:style-name="T10"> to set the name.</text:span></text:p>
        </text:list-item>
      </text:list>
      <text:p text:style-name="P2"/>
      <text:p text:style-name="P9"><text:span text:style-name="T28">Edit </text:span><text:span text:style-name="T29">w</text:span><text:span text:style-name="T28">aypoint</text:span></text:p>
      <text:list xml:id="list276703846" text:style-name="L4">
        <text:list-item>
          <text:p text:style-name="P14">On <text:span text:style-name="T8">AAP</text:span>, set <text:span text:style-name="T9">STEER PT</text:span><text:span text:style-name="T8"> knob</text:span> <text:span text:style-name="T35">(left knob) </text:span>to <text:span text:style-name="T8">MISSION</text:span><text:span text:style-name="T36"> (12 o'clock)</text:span>, <text:span text:style-name="T9">PAGE knob</text:span><text:span text:style-name="T35"> (</text:span>right knob<text:span text:style-name="T35">)</text:span> to <text:span text:style-name="T8">OTHER</text:span><text:span text:style-name="T36"> (9 o'clock)</text:span>.</text:p>
        </text:list-item>
        <text:list-item>
          <text:p text:style-name="P24"><text:span text:style-name="T11">On </text:span><text:span text:style-name="T27">CDU</text:span><text:span text:style-name="T11">, press </text:span><text:span text:style-name="T26">WP</text:span><text:span text:style-name="T11"> button (third from left under </text:span><text:span text:style-name="T15">screen</text:span><text:span text:style-name="T11">) to go to </text:span><text:span text:style-name="T26">WP MENU</text:span><text:span text:style-name="T11"> screen.</text:span></text:p>
        </text:list-item>
        <text:list-item>
          <text:p text:style-name="P13">Press <text:span text:style-name="T8">R1 OSB</text:span> to go to <text:span text:style-name="T8">WAYPOINT</text:span> branch (submenu).</text:p>
        </text:list-item>
        <text:list-item>
          <text:p text:style-name="P15">Enter the waypoint number you want to edit on the CDU or UFC Scratchpad and press <text:span text:style-name="T8">L1 OSB</text:span> to select that waypoint.</text:p>
        </text:list-item>
        <text:list-item>
          <text:p text:style-name="P15">Follow the <text:span text:style-name="T8">steps above from #5</text:span> to edit the coordinates, elevation, and name.</text:p>
        </text:list-item>
      </text:list>
      <text:p text:style-name="P7"/>
      <text:p text:style-name="P6">Delete waypoint</text:p>
      <text:list xml:id="list665895551" text:style-name="L5">
        <text:list-item>
          <text:p text:style-name="P18">TODO</text:p>
        </text:list-item>
      </text:list>
      <text:p text:style-name="P7"/>
      <text:p text:style-name="P3">Waypoint offset</text:p>
      <text:list xml:id="list3517809662" text:style-name="L6">
        <text:list-item>
          <text:p text:style-name="P16">TODO</text:p>
        </text:list-item>
      </text:list>
      <text:p text:style-name="P7"/>
      <text:p text:style-name="P3">Markpoints (waypoints A-Z)</text:p>
      <text:list xml:id="list904226491" text:style-name="L7">
        <text:list-item>
          <text:p text:style-name="P17">TODO</text:p>
        </text:list-item>
      </text:list>
      <text:p text:style-name="P7"/>
      <text:p text:style-name="P5">Flight Plans</text:p>
      <text:list xml:id="list3076567755" text:style-name="L8">
        <text:list-item>
          <text:p text:style-name="P19">TODO</text:p>
        </text:list-item>
        <text:list-item>
          <text:p text:style-name="P19">Set AUTO/MAN sequencing:</text:p>
          <text:list>
            <text:list-item>
              <text:p text:style-name="P25"><text:span text:style-name="T13">PAGE</text:span><text:span text:style-name="T14"> knob (</text:span><text:span text:style-name="T13">right</text:span><text:span text:style-name="T14"> knob) to OTHER, press FPM button (5th from left), press L1 OSB to toggle AUTO/MAN.</text:span></text:p>
            </text:list-item>
          </text:list>
        </text:list-item>
      </text:list>
      <text:p text:style-name="P8"/>
      <text:p text:style-name="P5">Bullseye/"Anchor Point"</text:p>
      <text:list xml:id="list3373424488" text:style-name="L9">
        <text:list-item>
          <text:p text:style-name="P20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22:06.253000000</dc:date>
    <meta:editing-duration>PT9H24M37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424" meta:character-count="2290" meta:non-whitespace-character-count="1930"/>
  </office:meta>
</office:document-meta>
</file>